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3.833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96cm"/>
    </style:style>
    <style:style style:name="co12" style:family="table-column">
      <style:table-column-properties fo:break-before="auto" style:column-width="4.258cm"/>
    </style:style>
    <style:style style:name="co13" style:family="table-column">
      <style:table-column-properties fo:break-before="auto" style:column-width="4.579cm"/>
    </style:style>
    <style:style style:name="co14" style:family="table-column">
      <style:table-column-properties fo:break-before="auto" style:column-width="5.015cm"/>
    </style:style>
    <style:style style:name="co5" style:family="table-column">
      <style:table-column-properties fo:break-before="auto" style:column-width="4.754cm"/>
    </style:style>
    <style:style style:name="co15" style:family="table-column">
      <style:table-column-properties fo:break-before="auto" style:column-width="2.512cm"/>
    </style:style>
    <style:style style:name="co16" style:family="table-column">
      <style:table-column-properties fo:break-before="auto" style:column-width="3.526cm"/>
    </style:style>
    <style:style style:name="co17" style:family="table-column">
      <style:table-column-properties fo:break-before="auto" style:column-width="0.542cm"/>
    </style:style>
    <style:style style:name="co18" style:family="table-column">
      <style:table-column-properties fo:break-before="auto" style:column-width="11.259cm"/>
    </style:style>
    <style:style style:name="co23" style:family="table-column">
      <style:table-column-properties fo:break-before="auto" style:column-width="3.433cm"/>
    </style:style>
    <style:style style:name="co21" style:family="table-column">
      <style:table-column-properties fo:break-before="auto" style:column-width="2.819cm"/>
    </style:style>
    <style:style style:name="co22" style:family="table-column">
      <style:table-column-properties fo:break-before="auto" style:column-width="4.023cm"/>
    </style:style>
    <style:style style:name="co24" style:family="table-column">
      <style:table-column-properties fo:break-before="auto" style:column-width="5.865cm"/>
    </style:style>
    <style:style style:name="co25" style:family="table-column">
      <style:table-column-properties fo:break-before="auto" style:column-width="4.2cm"/>
    </style:style>
    <style:style style:name="co26" style:family="table-column">
      <style:table-column-properties fo:break-before="auto" style:column-width="4.179cm"/>
    </style:style>
    <style:style style:name="co27" style:family="table-column">
      <style:table-column-properties fo:break-before="auto" style:column-width="5.847cm"/>
    </style:style>
    <style:style style:name="co28" style:family="table-column">
      <style:table-column-properties fo:break-before="auto" style:column-width="3.574cm"/>
    </style:style>
    <style:style style:name="co29" style:family="table-column">
      <style:table-column-properties fo:break-before="auto" style:column-width="2.489cm"/>
    </style:style>
    <style:style style:name="co30" style:family="table-column">
      <style:table-column-properties fo:break-before="auto" style:column-width="2.282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Lucida Sans"/>
    </style:style>
  </office:automatic-styles>
  <office:body>
    <office:spreadsheet>
      <table:table table:name="SQL" table:style-name="ta1" table:print="false">
        <table:table-column table:style-name="co1" table:default-cell-style-name="Default"/>
        <table:table-row table:style-name="ro1">
          <table:table-cell table:formula="of:=[College.C3]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table:formula="of:=[College.C4]" office:value-type="string" office:string-value="INSERT INTO College (Name) VALUES ('Science and Engineering');">
            <text:p>INSERT INTO College (Name) VALUES ('Science and Engineering');</text:p>
          </table:table-cell>
        </table:table-row>
        <table:table-row table:style-name="ro1">
          <table:table-cell table:formula="of:=[School.D3]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table:formula="of:=[School.D4]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table:formula="of:=[School.D5]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table:formula="of:=[School.D6]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  <table:table-row table:style-name="ro1">
          <table:table-cell table:formula="of:=[Staff.J3]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table:formula="of:=[Staff.J4]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table:formula="of:=[Staff.J5]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table:formula="of:=[Staff.J6]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table:formula="of:=[Staff.J7]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table:formula="of:=[Staff.J8]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table:formula="of:=[Staff.J9]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table:formula="of:=[Staff.J10]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  <table:table-row table:style-name="ro1">
          <table:table-cell table:formula="of:=[Student.M3]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table:formula="of:=[Student.M4]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table:formula="of:=[Student.M5]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table:formula="of:=[Student.M6]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table:formula="of:=[Student.M7]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table:formula="of:=[Student.M8]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table:formula="of:=[Student.M9]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table:formula="of:=[Student.M10]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table:formula="of:=[Student.M11]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table:formula="of:=[Student.M12]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  <table:table-row table:style-name="ro1">
          <table:table-cell table:formula="of:=[Advisor.C3]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table:formula="of:=[Advisor.C4]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table:formula="of:=[Advisor.C5]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table:formula="of:=[Advisor.C6]" office:value-type="string" office:string-value="INSERT INTO Advisor (StaffId) VALUES ('5462624');">
            <text:p>INSERT INTO Advisor (StaffId) VALUES ('5462624');</text:p>
          </table:table-cell>
        </table:table-row>
        <table:table-row table:style-name="ro1">
          <table:table-cell table:formula="of:=[Course.I3]" office:value-type="string" office:string-value="INSERT INTO Course (CourseID,Name,Credit,Aim,School) VALUES ('ENG4425','Digital Communications','20','Teaching you the comms init','Engineering');">
            <text:p>INSERT INTO Course (CourseID,Name,Credit,Aim,School) VALUES ('ENG4425','Digital Communications','20','Teaching you the comms init','Engineering');</text:p>
          </table:table-cell>
        </table:table-row>
        <table:table-row table:style-name="ro1">
          <table:table-cell table:formula="of:=[Course.I4]" office:value-type="string" office:string-value="INSERT INTO Course (CourseID,Name,Credit,Aim,School) VALUES ('Compsci2436','Networks','10','How to interweb','Computing Science');">
            <text:p>INSERT INTO Course (CourseID,Name,Credit,Aim,School) VALUES ('Compsci2436','Networks','10','How to interweb','Computing Science');</text:p>
          </table:table-cell>
        </table:table-row>
        <table:table-row table:style-name="ro1">
          <table:table-cell table:formula="of:=[Course.I5]" office:value-type="string" office:string-value="INSERT INTO Course (CourseID,Name,Credit,Aim,School) VALUES ('MUSIC1323','Music for Dummies','10','What is a piano?','Culture and Creative Arts');">
            <text:p>INSERT INTO Course (CourseID,Name,Credit,Aim,School) VALUES ('MUSIC1323','Music for Dummies','10','What is a piano?','Culture and Creative Arts');</text:p>
          </table:table-cell>
        </table:table-row>
        <table:table-row table:style-name="ro1">
          <table:table-cell table:formula="of:=[Course.I6]" office:value-type="string" office:string-value="INSERT INTO Course (CourseID,Name,Credit,Aim,School) VALUES ('ENGLANG3012','English Literature','20','How to read101','Critical Studies');">
            <text:p>INSERT INTO Course (CourseID,Name,Credit,Aim,School) VALUES ('ENGLANG3012','English Literature','20','How to read101','Critical Studies');</text:p>
          </table:table-cell>
        </table:table-row>
        <table:table-row table:style-name="ro1">
          <table:table-cell table:formula="of:=[Course.I7]" office:value-type="string" office:string-value="INSERT INTO Course (CourseID,Name,Credit,Aim,School) VALUES ('ENG4427','Control','10','Teaching you the control init','Engineering');">
            <text:p>INSERT INTO Course (CourseID,Name,Credit,Aim,School) VALUES ('ENG4427','Control','10','Teaching you the control init','Engineering');</text:p>
          </table:table-cell>
        </table:table-row>
        <table:table-row table:style-name="ro1">
          <table:table-cell table:formula="of:=[Course.I8]" office:value-type="string" office:string-value="INSERT INTO Course (CourseID,Name,Credit,Aim,School) VALUES ('Compsci2438','Programming','10','How to “Hello World”','Computing Science');">
            <text:p>INSERT INTO Course (CourseID,Name,Credit,Aim,School) VALUES ('Compsci2438','Programming','10','How to “Hello World”','Computing Science');</text:p>
          </table:table-cell>
        </table:table-row>
        <table:table-row table:style-name="ro1">
          <table:table-cell table:formula="of:=[Course.I9]" office:value-type="string" office:string-value="INSERT INTO Course (CourseID,Name,Credit,Aim,School) VALUES ('MUSIC1325','Music for Thickies','10','What is a guitar?','Culture and Creative Arts');">
            <text:p>INSERT INTO Course (CourseID,Name,Credit,Aim,School) VALUES ('MUSIC1325','Music for Thickies','10','What is a guitar?','Culture and Creative Arts');</text:p>
          </table:table-cell>
        </table:table-row>
        <table:table-row table:style-name="ro1">
          <table:table-cell table:formula="of:=[Course.I10]" office:value-type="string" office:string-value="INSERT INTO Course (CourseID,Name,Credit,Aim,School) VALUES ('ENGLANG3014','English Language','20','How to grammer101','Critical Studies');">
            <text:p>INSERT INTO Course (CourseID,Name,Credit,Aim,School) VALUES ('ENGLANG3014','English Language','20','How to grammer101','Critical Studies');</text:p>
          </table:table-cell>
        </table:table-row>
        <table:table-row table:style-name="ro1">
          <table:table-cell table:formula="of:=[Degree.D3]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table:formula="of:=[Degree.D4]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table:formula="of:=[Degree.D5]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table:formula="of:=[Degree.D6]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table:formula="of:=[Degree.D7]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formula="of:=[DeptHead.D3]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table:formula="of:=[DeptHead.D4]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table:formula="of:=[DeptHead.D5]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table:formula="of:=[DeptHead.D6]" office:value-type="string" office:string-value="INSERT INTO DeptHead (StaffId,Year) VALUES ('9023403','4');">
            <text:p>INSERT INTO DeptHead (StaffId,Year) VALUES ('9023403','4');</text:p>
          </table:table-cell>
        </table:table-row>
        <table:table-row table:style-name="ro1">
          <table:table-cell table:formula="of:=[StudentHasCourse.G3]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table:formula="of:=[StudentHasCourse.G4]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table:formula="of:=[StudentHasCourse.G5]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table:formula="of:=[StudentHasCourse.G6]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table:formula="of:=[StudentHasCourse.G7]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table:formula="of:=[StudentHasCourse.G8]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table:formula="of:=[StudentHasCourse.G9]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table:formula="of:=[StudentHasCourse.G10]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table:formula="of:=[StudentHasCourse.G11]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table:formula="of:=[StudentHasCourse.G12]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table:formula="of:=[StudentHasCourse.G13]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table:formula="of:=[StudentHasCourse.G14]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table:formula="of:=[StudentHasCourse.G15]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table:formula="of:=[StudentHasCourse.G16]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table:formula="of:=[StudentHasCourse.G17]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table:formula="of:=[StudentHasCourse.G18]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table:formula="of:=[StudentHasCourse.G19]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table:formula="of:=[StudentHasCourse.G20]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table:formula="of:=[StudentHasCourse.G21]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table:formula="of:=[StudentHasCourse.G22]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  <table:table-row table:style-name="ro1">
          <table:table-cell table:formula="of:=[TeachingCommittee.C3]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table:formula="of:=[TeachingCommittee.C4]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  <table:table table:name="Advis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dvisor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Advisor (StaffId) VALUES ('3423432');">
            <text:p>INSERT INTO Advisor (StaffId) VALUES ('3423432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Advisor (StaffId) VALUES ('5498923');">
            <text:p>INSERT INTO Advisor (StaffId) VALUES ('5498923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/>
          <table:table-cell table:formula="of:=CONCATENATE(&quot;INSERT INTO &quot;;[.$A$1];&quot; (&quot;;[.$A$2];&quot;) VALUES ('&quot;;[.A5];&quot;');&quot;)" office:value-type="string" office:string-value="INSERT INTO Advisor (StaffId) VALUES ('6829432');">
            <text:p>INSERT INTO Advisor (StaffId) VALUES ('6829432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/>
          <table:table-cell table:formula="of:=CONCATENATE(&quot;INSERT INTO &quot;;[.$A$1];&quot; (&quot;;[.$A$2];&quot;) VALUES ('&quot;;[.A6];&quot;');&quot;)" office:value-type="string" office:string-value="INSERT INTO Advisor (StaffId) VALUES ('5462624');">
            <text:p>INSERT INTO Advisor (StaffId) VALUES ('5462624');</text:p>
          </table:table-cell>
        </table:table-row>
      </table:table>
      <table:table table:name="College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>
            <text:p>Arts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College (Name) VALUES ('Arts');">
            <text:p>INSERT INTO College (Name) VALUES ('Arts');</text:p>
          </table:table-cell>
        </table:table-row>
        <table:table-row table:style-name="ro1"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College (Name) VALUES ('Science and Engineering');">
            <text:p>INSERT INTO College (Name) VALUES ('Science and Engineering');</text:p>
          </table:table-cell>
        </table:table-row>
      </table:table>
      <table:table table:name="Course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Course</text:p>
          </table:table-cell>
          <table:table-cell table:number-columns-repeated="8"/>
        </table:table-row>
        <table:table-row table:style-name="ro1">
          <table:table-cell office:value-type="string">
            <text:p>CourseID</text:p>
          </table:table-cell>
          <table:table-cell office:value-type="string">
            <text:p>Name</text:p>
          </table:table-cell>
          <table:table-cell office:value-type="string">
            <text:p>Credit</text:p>
          </table:table-cell>
          <table:table-cell office:value-type="string">
            <text:p>Aim</text:p>
          </table:table-cell>
          <table:table-cell office:value-type="string">
            <text:p>School</text:p>
          </table:table-cell>
          <table:table-cell office:value-type="string">
            <text:p>Level</text:p>
          </table:table-cell>
          <table:table-cell table:number-columns-repeated="3"/>
        </table:table-row>
        <table:table-row table:style-name="ro1">
          <table:table-cell office:value-type="string">
            <text:p>ENG4425</text:p>
          </table:table-cell>
          <table:table-cell office:value-type="string">
            <text:p>Digital Communications</text:p>
          </table:table-cell>
          <table:table-cell office:value-type="float" office:value="20">
            <text:p>20</text:p>
          </table:table-cell>
          <table:table-cell office:value-type="string">
            <text:p>Teaching you the comms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&quot;','&quot;;[.D3];&quot;','&quot;;[.E3];&quot;');&quot;)" office:value-type="string" office:string-value="INSERT INTO Course (CourseID,Name,Credit,Aim,School) VALUES ('ENG4425','Digital Communications','20','Teaching you the comms init','Engineering');">
            <text:p>INSERT INTO Course (CourseID,Name,Credit,Aim,School) VALUES ('ENG4425','Digital Communications','20','Teaching you the comms init','Engineering');</text:p>
          </table:table-cell>
        </table:table-row>
        <table:table-row table:style-name="ro1">
          <table:table-cell office:value-type="string">
            <text:p>Compsci2436</text:p>
          </table:table-cell>
          <table:table-cell office:value-type="string">
            <text:p>Networks</text:p>
          </table:table-cell>
          <table:table-cell office:value-type="float" office:value="10">
            <text:p>10</text:p>
          </table:table-cell>
          <table:table-cell office:value-type="string">
            <text:p>How to interweb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&quot;','&quot;;[.D4];&quot;','&quot;;[.E4];&quot;');&quot;)" office:value-type="string" office:string-value="INSERT INTO Course (CourseID,Name,Credit,Aim,School) VALUES ('Compsci2436','Networks','10','How to interweb','Computing Science');">
            <text:p>INSERT INTO Course (CourseID,Name,Credit,Aim,School) VALUES ('Compsci2436','Networks','10','How to interweb','Computing Science');</text:p>
          </table:table-cell>
        </table:table-row>
        <table:table-row table:style-name="ro1">
          <table:table-cell office:value-type="string">
            <text:p>MUSIC1323</text:p>
          </table:table-cell>
          <table:table-cell office:value-type="string">
            <text:p>Music for Dummies</text:p>
          </table:table-cell>
          <table:table-cell office:value-type="float" office:value="10">
            <text:p>10</text:p>
          </table:table-cell>
          <table:table-cell office:value-type="string">
            <text:p>What is a piano?</text:p>
          </table:table-cell>
          <table:table-cell office:value-type="string">
            <text:p>Culture and Creative Art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&quot;','&quot;;[.D5];&quot;','&quot;;[.E5];&quot;');&quot;)" office:value-type="string" office:string-value="INSERT INTO Course (CourseID,Name,Credit,Aim,School) VALUES ('MUSIC1323','Music for Dummies','10','What is a piano?','Culture and Creative Arts');">
            <text:p>INSERT INTO Course (CourseID,Name,Credit,Aim,School) VALUES ('MUSIC1323','Music for Dummies','10','What is a piano?','Culture and Creative Arts');</text:p>
          </table:table-cell>
        </table:table-row>
        <table:table-row table:style-name="ro1">
          <table:table-cell office:value-type="string">
            <text:p>ENGLANG3012</text:p>
          </table:table-cell>
          <table:table-cell office:value-type="string">
            <text:p>English Literature</text:p>
          </table:table-cell>
          <table:table-cell office:value-type="float" office:value="20">
            <text:p>20</text:p>
          </table:table-cell>
          <table:table-cell office:value-type="string">
            <text:p>How to read101</text:p>
          </table:table-cell>
          <table:table-cell office:value-type="string">
            <text:p>Critical Studies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&quot;','&quot;;[.D6];&quot;','&quot;;[.E6];&quot;');&quot;)" office:value-type="string" office:string-value="INSERT INTO Course (CourseID,Name,Credit,Aim,School) VALUES ('ENGLANG3012','English Literature','20','How to read101','Critical Studies');">
            <text:p>INSERT INTO Course (CourseID,Name,Credit,Aim,School) VALUES ('ENGLANG3012','English Literature','20','How to read101','Critical Studies');</text:p>
          </table:table-cell>
        </table:table-row>
        <table:table-row table:style-name="ro1">
          <table:table-cell office:value-type="string">
            <text:p>ENG4427</text:p>
          </table:table-cell>
          <table:table-cell office:value-type="string">
            <text:p>Control</text:p>
          </table:table-cell>
          <table:table-cell office:value-type="float" office:value="10">
            <text:p>10</text:p>
          </table:table-cell>
          <table:table-cell office:value-type="string">
            <text:p>Teaching you the control init</text:p>
          </table:table-cell>
          <table:table-cell office:value-type="string">
            <text:p>Engineering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&quot;','&quot;;[.D7];&quot;','&quot;;[.E7];&quot;');&quot;)" office:value-type="string" office:string-value="INSERT INTO Course (CourseID,Name,Credit,Aim,School) VALUES ('ENG4427','Control','10','Teaching you the control init','Engineering');">
            <text:p>INSERT INTO Course (CourseID,Name,Credit,Aim,School) VALUES ('ENG4427','Control','10','Teaching you the control init','Engineering');</text:p>
          </table:table-cell>
        </table:table-row>
        <table:table-row table:style-name="ro1">
          <table:table-cell office:value-type="string">
            <text:p>Compsci2438</text:p>
          </table:table-cell>
          <table:table-cell office:value-type="string">
            <text:p>Programming</text:p>
          </table:table-cell>
          <table:table-cell office:value-type="float" office:value="10">
            <text:p>10</text:p>
          </table:table-cell>
          <table:table-cell office:value-type="string">
            <text:p>How to “Hello World”</text:p>
          </table:table-cell>
          <table:table-cell office:value-type="string">
            <text:p>Computing Science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&quot;','&quot;;[.D8];&quot;','&quot;;[.E8];&quot;');&quot;)" office:value-type="string" office:string-value="INSERT INTO Course (CourseID,Name,Credit,Aim,School) VALUES ('Compsci2438','Programming','10','How to “Hello World”','Computing Science');">
            <text:p>INSERT INTO Course (CourseID,Name,Credit,Aim,School) VALUES ('Compsci2438','Programming','10','How to “Hello World”','Computing Science');</text:p>
          </table:table-cell>
        </table:table-row>
        <table:table-row table:style-name="ro1">
          <table:table-cell office:value-type="string">
            <text:p>MUSIC1325</text:p>
          </table:table-cell>
          <table:table-cell office:value-type="string">
            <text:p>Music for Thickies</text:p>
          </table:table-cell>
          <table:table-cell office:value-type="float" office:value="10">
            <text:p>10</text:p>
          </table:table-cell>
          <table:table-cell office:value-type="string">
            <text:p>What is a guitar?</text:p>
          </table:table-cell>
          <table:table-cell office:value-type="string">
            <text:p>Culture and Creative Art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&quot;','&quot;;[.D9];&quot;','&quot;;[.E9];&quot;');&quot;)" office:value-type="string" office:string-value="INSERT INTO Course (CourseID,Name,Credit,Aim,School) VALUES ('MUSIC1325','Music for Thickies','10','What is a guitar?','Culture and Creative Arts');">
            <text:p>INSERT INTO Course (CourseID,Name,Credit,Aim,School) VALUES ('MUSIC1325','Music for Thickies','10','What is a guitar?','Culture and Creative Arts');</text:p>
          </table:table-cell>
        </table:table-row>
        <table:table-row table:style-name="ro1">
          <table:table-cell office:value-type="string">
            <text:p>ENGLANG3014</text:p>
          </table:table-cell>
          <table:table-cell office:value-type="string">
            <text:p>English Language</text:p>
          </table:table-cell>
          <table:table-cell office:value-type="float" office:value="20">
            <text:p>20</text:p>
          </table:table-cell>
          <table:table-cell office:value-type="string">
            <text:p>How to grammer101</text:p>
          </table:table-cell>
          <table:table-cell office:value-type="string">
            <text:p>Critical Studies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&quot;','&quot;;[.D10];&quot;','&quot;;[.E10];&quot;');&quot;)" office:value-type="string" office:string-value="INSERT INTO Course (CourseID,Name,Credit,Aim,School) VALUES ('ENGLANG3014','English Language','20','How to grammer101','Critical Studies');">
            <text:p>INSERT INTO Course (CourseID,Name,Credit,Aim,School) VALUES ('ENGLANG3014','English Language','20','How to grammer101','Critical Studies');</text:p>
          </table:table-cell>
        </table:table-row>
      </table:table>
      <table:table table:name="CourseListHasCours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CourseListHasCourse</text:p>
          </table:table-cell>
          <table:table-cell table:number-columns-repeated="5"/>
        </table:table-row>
        <table:table-row table:style-name="ro1">
          <table:table-cell office:value-type="string">
            <text:p>CourseListHasCourseId</text:p>
          </table:table-cell>
          <table:table-cell office:value-type="string">
            <text:p>Degree</text:p>
          </table:table-cell>
          <table:table-cell office:value-type="string">
            <text:p>CourseI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ish Literature</text:p>
          </table:table-cell>
          <table:table-cell office:value-type="string">
            <text:p>ENGLANG3012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3];&quot;','&quot;;[.B3];&quot;','&quot;;[.C3];&quot;');&quot;)" office:value-type="string" office:string-value="INSERT INTO CourseListHasCourse (CourseListHasCourseId,Degree,CourseId) VALUES ('1','English Literature','ENGLANG3012');">
            <text:p>INSERT INTO CourseListHasCourse (CourseListHasCourseId,Degree,CourseId) VALUES ('1','English Literature','ENGLANG3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4];&quot;','&quot;;[.B4];&quot;','&quot;;[.C4];&quot;');&quot;)" office:value-type="string" office:string-value="INSERT INTO CourseListHasCourse (CourseListHasCourseId,Degree,CourseId) VALUES ('2','Computer Science','Compsci2438');">
            <text:p>INSERT INTO CourseListHasCourse (CourseListHasCourseId,Degree,CourseId) VALUES ('2','Computer Science','Compsci2438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al Engineering</text:p>
          </table:table-cell>
          <table:table-cell office:value-type="string">
            <text:p>ENG44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5];&quot;','&quot;;[.B5];&quot;','&quot;;[.C5];&quot;');&quot;)" office:value-type="string" office:string-value="INSERT INTO CourseListHasCourse (CourseListHasCourseId,Degree,CourseId) VALUES ('3','Mechanical Engineering','ENG4425');">
            <text:p>INSERT INTO CourseListHasCourse (CourseListHasCourseId,Degree,CourseId) VALUES ('3','Mechanical Engineering','ENG4425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ctronic and Software Engineering</text:p>
          </table:table-cell>
          <table:table-cell office:value-type="string">
            <text:p>Compsci2436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6];&quot;','&quot;;[.B6];&quot;','&quot;;[.C6];&quot;');&quot;)" office:value-type="string" office:string-value="INSERT INTO CourseListHasCourse (CourseListHasCourseId,Degree,CourseId) VALUES ('4','Electronic and Software Engineering','Compsci2436');">
            <text:p>INSERT INTO CourseListHasCourse (CourseListHasCourseId,Degree,CourseId) VALUES ('4','Electronic and Software Engineering','Compsci2436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</text:p>
          </table:table-cell>
          <table:table-cell office:value-type="string">
            <text:p>MUSIC1323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7];&quot;','&quot;;[.B7];&quot;','&quot;;[.C7];&quot;');&quot;)" office:value-type="string" office:string-value="INSERT INTO CourseListHasCourse (CourseListHasCourseId,Degree,CourseId) VALUES ('5','Music','MUSIC1323');">
            <text:p>INSERT INTO CourseListHasCourse (CourseListHasCourseId,Degree,CourseId) VALUES ('5','Music','MUSIC1323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ish Literature</text:p>
          </table:table-cell>
          <table:table-cell office:value-type="string">
            <text:p>ENGLANG3014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8];&quot;','&quot;;[.B8];&quot;','&quot;;[.C8];&quot;');&quot;)" office:value-type="string" office:string-value="INSERT INTO CourseListHasCourse (CourseListHasCourseId,Degree,CourseId) VALUES ('6','English Literature','ENGLANG3014');">
            <text:p>INSERT INTO CourseListHasCourse (CourseListHasCourseId,Degree,CourseId) VALUES ('6','English Literature','ENGLANG3014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mputer Science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9];&quot;','&quot;;[.B9];&quot;','&quot;;[.C9];&quot;');&quot;)" office:value-type="string" office:string-value="INSERT INTO CourseListHasCourse (CourseListHasCourseId,Degree,CourseId) VALUES ('7','Computer Science','Compsci2438');">
            <text:p>INSERT INTO CourseListHasCourse (CourseListHasCourseId,Degree,CourseId) VALUES ('7','Computer Science','Compsci2438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chanical Engineering</text:p>
          </table:table-cell>
          <table:table-cell office:value-type="string">
            <text:p>ENG4427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0];&quot;','&quot;;[.B10];&quot;','&quot;;[.C10];&quot;');&quot;)" office:value-type="string" office:string-value="INSERT INTO CourseListHasCourse (CourseListHasCourseId,Degree,CourseId) VALUES ('8','Mechanical Engineering','ENG4427');">
            <text:p>INSERT INTO CourseListHasCourse (CourseListHasCourseId,Degree,CourseId) VALUES ('8','Mechanical Engineering','ENG4427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lectronic and Software Engineering</text:p>
          </table:table-cell>
          <table:table-cell office:value-type="string">
            <text:p>Compsci2438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1];&quot;','&quot;;[.B11];&quot;','&quot;;[.C11];&quot;');&quot;)" office:value-type="string" office:string-value="INSERT INTO CourseListHasCourse (CourseListHasCourseId,Degree,CourseId) VALUES ('9','Electronic and Software Engineering','Compsci2438');">
            <text:p>INSERT INTO CourseListHasCourse (CourseListHasCourseId,Degree,CourseId) VALUES ('9','Electronic and Software Engineering','Compsci2438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usic</text:p>
          </table:table-cell>
          <table:table-cell office:value-type="string">
            <text:p>MUSIC1325</text:p>
          </table:table-cell>
          <table:table-cell table:number-columns-repeated="2"/>
          <table:table-cell table:formula="of:=CONCATENATE(&quot;INSERT INTO &quot;;[.$A$1];&quot; (&quot;;[.$A$2];&quot;,&quot;;[.$B$2];&quot;,&quot;;[.$C$2];&quot;) VALUES ('&quot;;[.A12];&quot;','&quot;;[.B12];&quot;','&quot;;[.C12];&quot;');&quot;)" office:value-type="string" office:string-value="INSERT INTO CourseListHasCourse (CourseListHasCourseId,Degree,CourseId) VALUES ('10','Music','MUSIC1325');">
            <text:p>INSERT INTO CourseListHasCourse (CourseListHasCourseId,Degree,CourseId) VALUES ('10','Music','MUSIC1325');</text:p>
          </table:table-cell>
        </table:table-row>
      </table:table>
      <table:table table:name="Degree" table:style-name="ta1" table:print="false"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>
            <text:p>Degree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string">
            <text:p>English Literatur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gree (Name,School) values ('English Literature','Critical Studies');">
            <text:p>INSERT INTO Degree (Name,School) values ('English Literature','Critical Studies');</text:p>
          </table:table-cell>
        </table:table-row>
        <table:table-row table:style-name="ro1">
          <table:table-cell office:value-type="string">
            <text:p>Computer Science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gree (Name,School) values ('Computer Science','Computing Science');">
            <text:p>INSERT INTO Degree (Name,School) values ('Computer Science','Computing Science');</text:p>
          </table:table-cell>
        </table:table-row>
        <table:table-row table:style-name="ro1">
          <table:table-cell office:value-type="string">
            <text:p>Mechanical Engineering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gree (Name,School) values ('Mechanical Engineering','Engineering');">
            <text:p>INSERT INTO Degree (Name,School) values ('Mechanical Engineering','Engineering');</text:p>
          </table:table-cell>
        </table:table-row>
        <table:table-row table:style-name="ro1">
          <table:table-cell office:value-type="string">
            <text:p>Electronic and Software Engineering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gree (Name,School) values ('Electronic and Software Engineering','Engineering');">
            <text:p>INSERT INTO Degree (Name,School) values ('Electronic and Software Engineering','Engineering');</text:p>
          </table:table-cell>
        </table:table-row>
        <table:table-row table:style-name="ro1">
          <table:table-cell office:value-type="string">
            <text:p>Music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) values ('&quot;;[.A7];&quot;','&quot;;[.B7];&quot;');&quot;)" office:value-type="string" office:string-value="INSERT INTO Degree (Name,School) values ('Music','Culture and Creative Arts');">
            <text:p>INSERT INTO Degree (Name,School) values ('Music','Culture and Creative Arts');</text:p>
          </table:table-cell>
        </table:table-row>
      </table:table>
      <table:table table:name="DeptHead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>
            <text:p>DeptHead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float" office:value="3435232">
            <text:p>3435232</text:p>
          </table:table-cell>
          <table:table-cell office:value-type="float" office:value="1">
            <text:p>1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DeptHead (StaffId,Year) VALUES ('3435232','1');">
            <text:p>INSERT INTO DeptHead (StaffId,Year) VALUES ('3435232','1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float" office:value="2">
            <text:p>2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DeptHead (StaffId,Year) VALUES ('4533531','2');">
            <text:p>INSERT INTO DeptHead (StaffId,Year) VALUES ('4533531','2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float" office:value="3">
            <text:p>3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DeptHead (StaffId,Year) VALUES ('5345331','3');">
            <text:p>INSERT INTO DeptHead (StaffId,Year) VALUES ('5345331','3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float" office:value="4">
            <text:p>4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DeptHead (StaffId,Year) VALUES ('9023403','4');">
            <text:p>INSERT INTO DeptHead (StaffId,Year) VALUES ('9023403','4');</text:p>
          </table:table-cell>
        </table:table-row>
      </table:table>
      <table:table table:name="School" table:style-name="ta1" table:print="false">
        <table:table-column table:style-name="co1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chool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College</text:p>
          </table:table-cell>
          <table:table-cell table:number-columns-repeated="2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3];&quot;','&quot;;[.B3];&quot;');&quot;)" office:value-type="string" office:string-value="INSERT INTO School (Name,College) VALUES ('Engineering','Science and Engineering');">
            <text:p>INSERT INTO School (Name,College) VALUES ('Engineering','Science and Engineering');</text:p>
          </table:table-cell>
        </table:table-row>
        <table:table-row table:style-name="ro1">
          <table:table-cell office:value-type="string">
            <text:p>Computing Science</text:p>
          </table:table-cell>
          <table:table-cell office:value-type="string">
            <text:p>Science and Engineering</text:p>
          </table:table-cell>
          <table:table-cell/>
          <table:table-cell table:formula="of:=CONCATENATE(&quot;INSERT INTO &quot;;[.$A$1];&quot; (&quot;;[.$A$2];&quot;,&quot;;[.$B$2];&quot;) VALUES ('&quot;;[.A4];&quot;','&quot;;[.B4];&quot;');&quot;)" office:value-type="string" office:string-value="INSERT INTO School (Name,College) VALUES ('Computing Science','Science and Engineering');">
            <text:p>INSERT INTO School (Name,College) VALUES ('Computing Science','Science and Engineering');</text:p>
          </table:table-cell>
        </table:table-row>
        <table:table-row table:style-name="ro1">
          <table:table-cell office:value-type="string">
            <text:p>Culture and Creative Art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5];&quot;','&quot;;[.B5];&quot;');&quot;)" office:value-type="string" office:string-value="INSERT INTO School (Name,College) VALUES ('Culture and Creative Arts','Arts');">
            <text:p>INSERT INTO School (Name,College) VALUES ('Culture and Creative Arts','Arts');</text:p>
          </table:table-cell>
        </table:table-row>
        <table:table-row table:style-name="ro1">
          <table:table-cell office:value-type="string">
            <text:p>Critical Studies</text:p>
          </table:table-cell>
          <table:table-cell office:value-type="string">
            <text:p>Arts</text:p>
          </table:table-cell>
          <table:table-cell/>
          <table:table-cell table:formula="of:=CONCATENATE(&quot;INSERT INTO &quot;;[.$A$1];&quot; (&quot;;[.$A$2];&quot;,&quot;;[.$B$2];&quot;) VALUES ('&quot;;[.A6];&quot;','&quot;;[.B6];&quot;');&quot;)" office:value-type="string" office:string-value="INSERT INTO School (Name,College) VALUES ('Critical Studies','Arts');">
            <text:p>INSERT INTO School (Name,College) VALUES ('Critical Studies','Arts');</text:p>
          </table:table-cell>
        </table:table-row>
      </table:table>
      <table:table table:name="Student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default-cell-style-name="ce2"/>
        <table:table-column table:style-name="co1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tudent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>
            <text:p>Matric</text:p>
          </table:table-cell>
          <table:table-cell office:value-type="string">
            <text:p>Username</text:p>
          </table:table-cell>
          <table:table-cell office:value-type="string">
            <text:p>Email</text:p>
          </table:table-cell>
          <table:table-cell table:style-name="Default" office:value-type="string">
            <text:p>Passwor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StaffId</text:p>
          </table:table-cell>
          <table:table-cell office:value-type="string">
            <text:p>Degree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float" office:value="3000001">
            <text:p>3000001</text:p>
          </table:table-cell>
          <table:table-cell table:formula="of:=CONCATENATE([.A3];MID([.F3];1;1))" office:value-type="string" office:string-value="3000001B">
            <text:p>3000001B</text:p>
          </table:table-cell>
          <table:table-cell table:style-name="ce1" table:formula="of:=CONCATENATE([.A3];MID([.E3];1;1); &quot;@student.gla.ac.uk&quot;)" office:value-type="string" office:string-value="3000001S@student.gla.ac.uk">
            <text:p>3000001S@student.gla.ac.uk</text:p>
          </table:table-cell>
          <table:table-cell office:value-type="string">
            <text:p>Password</text:p>
          </table:table-cell>
          <table:table-cell office:value-type="string">
            <text:p>Steven</text:p>
          </table:table-cell>
          <table:table-cell office:value-type="string">
            <text:p>Bell</text:p>
          </table:table-cell>
          <table:table-cell office:value-type="float" office:value="2">
            <text:p>2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3];&quot;','&quot;;[.B3];&quot;','&quot;;[.C3];&quot;','&quot;;[.D3];&quot;','&quot;;[.E3];&quot;','&quot;;[.F3];&quot;','&quot;;[.G3];&quot;','&quot;;[.H3];&quot;','&quot;;[.I3];&quot;','&quot;;[.J3];&quot;');&quot;)" office:value-type="string" office:string-value="INSERT INTO Student (Matric,Username,Email,Password,Forename,Surname,Year,StaffId,Degree,Salt) VALUES ('3000001','3000001B','3000001S@student.gla.ac.uk','Password','Steven','Bell','2','5462624','English Literature','');">
            <text:p>INSERT INTO Student (Matric,Username,Email,Password,Forename,Surname,Year,StaffId,Degree,Salt) VALUES ('3000001','3000001B','3000001S@student.gla.ac.uk','Password','Steven','Bell','2','5462624','English Literature','');</text:p>
          </table:table-cell>
        </table:table-row>
        <table:table-row table:style-name="ro1">
          <table:table-cell office:value-type="float" office:value="3000002">
            <text:p>3000002</text:p>
          </table:table-cell>
          <table:table-cell table:formula="of:=CONCATENATE([.A4];MID([.F4];1;1))" office:value-type="string" office:string-value="3000002H">
            <text:p>3000002H</text:p>
          </table:table-cell>
          <table:table-cell table:formula="of:=CONCATENATE([.A4];MID([.E4];1;1); &quot;@student.gla.ac.uk&quot;)" office:value-type="string" office:string-value="3000002B@student.gla.ac.uk">
            <text:p>3000002B@student.gla.ac.uk</text:p>
          </table:table-cell>
          <table:table-cell office:value-type="string">
            <text:p>Password</text:p>
          </table:table-cell>
          <table:table-cell office:value-type="string">
            <text:p>Ben</text:p>
          </table:table-cell>
          <table:table-cell office:value-type="string">
            <text:p>Harri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4];&quot;','&quot;;[.B4];&quot;','&quot;;[.C4];&quot;','&quot;;[.D4];&quot;','&quot;;[.E4];&quot;','&quot;;[.F4];&quot;','&quot;;[.G4];&quot;','&quot;;[.H4];&quot;','&quot;;[.I4];&quot;','&quot;;[.J4];&quot;');&quot;)" office:value-type="string" office:string-value="INSERT INTO Student (Matric,Username,Email,Password,Forename,Surname,Year,StaffId,Degree,Salt) VALUES ('3000002','3000002H','3000002B@student.gla.ac.uk','Password','Ben','Harris','3','5498923','Computer Science','');">
            <text:p>INSERT INTO Student (Matric,Username,Email,Password,Forename,Surname,Year,StaffId,Degree,Salt) VALUES ('3000002','3000002H','3000002B@student.gla.ac.uk','Password','Ben','Harris','3','5498923','Computer Science','');</text:p>
          </table:table-cell>
        </table:table-row>
        <table:table-row table:style-name="ro1">
          <table:table-cell office:value-type="float" office:value="3000003">
            <text:p>3000003</text:p>
          </table:table-cell>
          <table:table-cell table:formula="of:=CONCATENATE([.A5];MID([.F5];1;1))" office:value-type="string" office:string-value="3000003J">
            <text:p>3000003J</text:p>
          </table:table-cell>
          <table:table-cell table:formula="of:=CONCATENATE([.A5];MID([.E5];1;1); &quot;@student.gla.ac.uk&quot;)" office:value-type="string" office:string-value="3000003S@student.gla.ac.uk">
            <text:p>3000003S@student.gla.ac.uk</text:p>
          </table:table-cell>
          <table:table-cell office:value-type="string">
            <text:p>Password</text:p>
          </table:table-cell>
          <table:table-cell office:value-type="string">
            <text:p>Sarah</text:p>
          </table:table-cell>
          <table:table-cell office:value-type="string">
            <text:p>Jane</text:p>
          </table:table-cell>
          <table:table-cell office:value-type="float" office:value="1">
            <text:p>1</text:p>
          </table:table-cell>
          <table:table-cell office:value-type="float" office:value="3423432">
            <text:p>3423432</text:p>
          </table:table-cell>
          <table:table-cell office:value-type="string">
            <text:p>Mechanical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5];&quot;','&quot;;[.B5];&quot;','&quot;;[.C5];&quot;','&quot;;[.D5];&quot;','&quot;;[.E5];&quot;','&quot;;[.F5];&quot;','&quot;;[.G5];&quot;','&quot;;[.H5];&quot;','&quot;;[.I5];&quot;','&quot;;[.J5];&quot;');&quot;)" office:value-type="string" office:string-value="INSERT INTO Student (Matric,Username,Email,Password,Forename,Surname,Year,StaffId,Degree,Salt) VALUES ('3000003','3000003J','3000003S@student.gla.ac.uk','Password','Sarah','Jane','1','3423432','Mechanical Engineering','');">
            <text:p>INSERT INTO Student (Matric,Username,Email,Password,Forename,Surname,Year,StaffId,Degree,Salt) VALUES ('3000003','3000003J','3000003S@student.gla.ac.uk','Password','Sarah','Jane','1','3423432','Mechanical Engineering','');</text:p>
          </table:table-cell>
        </table:table-row>
        <table:table-row table:style-name="ro1">
          <table:table-cell office:value-type="float" office:value="3000004">
            <text:p>3000004</text:p>
          </table:table-cell>
          <table:table-cell table:formula="of:=CONCATENATE([.A6];MID([.F6];1;1))" office:value-type="string" office:string-value="3000004S">
            <text:p>3000004S</text:p>
          </table:table-cell>
          <table:table-cell table:formula="of:=CONCATENATE([.A6];MID([.E6];1;1); &quot;@student.gla.ac.uk&quot;)" office:value-type="string" office:string-value="3000004J@student.gla.ac.uk">
            <text:p>3000004J@student.gla.ac.uk</text:p>
          </table:table-cell>
          <table:table-cell office:value-type="string">
            <text:p>Password</text:p>
          </table:table-cell>
          <table:table-cell office:value-type="string">
            <text:p>Jim</text:p>
          </table:table-cell>
          <table:table-cell office:value-type="string">
            <text:p>Stephens</text:p>
          </table:table-cell>
          <table:table-cell office:value-type="float" office:value="2">
            <text:p>2</text:p>
          </table:table-cell>
          <table:table-cell office:value-type="float" office:value="3423432">
            <text:p>3423432</text:p>
          </table:table-cell>
          <table:table-cell office:value-type="string">
            <text:p>Electronic and Software Engineering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6];&quot;','&quot;;[.B6];&quot;','&quot;;[.C6];&quot;','&quot;;[.D6];&quot;','&quot;;[.E6];&quot;','&quot;;[.F6];&quot;','&quot;;[.G6];&quot;','&quot;;[.H6];&quot;','&quot;;[.I6];&quot;','&quot;;[.J6];&quot;');&quot;)" office:value-type="string" office:string-value="INSERT INTO Student (Matric,Username,Email,Password,Forename,Surname,Year,StaffId,Degree,Salt) VALUES ('3000004','3000004S','3000004J@student.gla.ac.uk','Password','Jim','Stephens','2','3423432','Electronic and Software Engineering','');">
            <text:p>INSERT INTO Student (Matric,Username,Email,Password,Forename,Surname,Year,StaffId,Degree,Salt) VALUES ('3000004','3000004S','3000004J@student.gla.ac.uk','Password','Jim','Stephens','2','3423432','Electronic and Software Engineering','');</text:p>
          </table:table-cell>
        </table:table-row>
        <table:table-row table:style-name="ro1">
          <table:table-cell office:value-type="float" office:value="3000005">
            <text:p>3000005</text:p>
          </table:table-cell>
          <table:table-cell table:formula="of:=CONCATENATE([.A7];MID([.F7];1;1))" office:value-type="string" office:string-value="3000005M">
            <text:p>3000005M</text:p>
          </table:table-cell>
          <table:table-cell table:formula="of:=CONCATENATE([.A7];MID([.E7];1;1); &quot;@student.gla.ac.uk&quot;)" office:value-type="string" office:string-value="3000005K@student.gla.ac.uk">
            <text:p>3000005K@student.gla.ac.uk</text:p>
          </table:table-cell>
          <table:table-cell office:value-type="string">
            <text:p>Password</text:p>
          </table:table-cell>
          <table:table-cell office:value-type="string">
            <text:p>Kyle</text:p>
          </table:table-cell>
          <table:table-cell office:value-type="string">
            <text:p>Marx</text:p>
          </table:table-cell>
          <table:table-cell office:value-type="float" office:value="3">
            <text:p>3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7];&quot;','&quot;;[.B7];&quot;','&quot;;[.C7];&quot;','&quot;;[.D7];&quot;','&quot;;[.E7];&quot;','&quot;;[.F7];&quot;','&quot;;[.G7];&quot;','&quot;;[.H7];&quot;','&quot;;[.I7];&quot;','&quot;;[.J7];&quot;');&quot;)" office:value-type="string" office:string-value="INSERT INTO Student (Matric,Username,Email,Password,Forename,Surname,Year,StaffId,Degree,Salt) VALUES ('3000005','3000005M','3000005K@student.gla.ac.uk','Password','Kyle','Marx','3','6829432','Music','');">
            <text:p>INSERT INTO Student (Matric,Username,Email,Password,Forename,Surname,Year,StaffId,Degree,Salt) VALUES ('3000005','3000005M','3000005K@student.gla.ac.uk','Password','Kyle','Marx','3','6829432','Music','');</text:p>
          </table:table-cell>
        </table:table-row>
        <table:table-row table:style-name="ro1">
          <table:table-cell office:value-type="float" office:value="3000006">
            <text:p>3000006</text:p>
          </table:table-cell>
          <table:table-cell table:formula="of:=CONCATENATE([.A8];MID([.F8];1;1))" office:value-type="string" office:string-value="3000006M">
            <text:p>3000006M</text:p>
          </table:table-cell>
          <table:table-cell table:formula="of:=CONCATENATE([.A8];MID([.E8];1;1); &quot;@student.gla.ac.uk&quot;)" office:value-type="string" office:string-value="3000006T@student.gla.ac.uk">
            <text:p>3000006T@student.gla.ac.uk</text:p>
          </table:table-cell>
          <table:table-cell office:value-type="string">
            <text:p>Password</text:p>
          </table:table-cell>
          <table:table-cell office:value-type="string">
            <text:p>Tessa</text:p>
          </table:table-cell>
          <table:table-cell office:value-type="string">
            <text:p>Molly</text:p>
          </table:table-cell>
          <table:table-cell office:value-type="float" office:value="3">
            <text:p>3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8];&quot;','&quot;;[.B8];&quot;','&quot;;[.C8];&quot;','&quot;;[.D8];&quot;','&quot;;[.E8];&quot;','&quot;;[.F8];&quot;','&quot;;[.G8];&quot;','&quot;;[.H8];&quot;','&quot;;[.I8];&quot;','&quot;;[.J8];&quot;');&quot;)" office:value-type="string" office:string-value="INSERT INTO Student (Matric,Username,Email,Password,Forename,Surname,Year,StaffId,Degree,Salt) VALUES ('3000006','3000006M','3000006T@student.gla.ac.uk','Password','Tessa','Molly','3','5462624','English Literature','');">
            <text:p>INSERT INTO Student (Matric,Username,Email,Password,Forename,Surname,Year,StaffId,Degree,Salt) VALUES ('3000006','3000006M','3000006T@student.gla.ac.uk','Password','Tessa','Molly','3','5462624','English Literature','');</text:p>
          </table:table-cell>
        </table:table-row>
        <table:table-row table:style-name="ro1">
          <table:table-cell office:value-type="float" office:value="3000007">
            <text:p>3000007</text:p>
          </table:table-cell>
          <table:table-cell table:formula="of:=CONCATENATE([.A9];MID([.F9];1;1))" office:value-type="string" office:string-value="3000007W">
            <text:p>3000007W</text:p>
          </table:table-cell>
          <table:table-cell table:formula="of:=CONCATENATE([.A9];MID([.E9];1;1); &quot;@student.gla.ac.uk&quot;)" office:value-type="string" office:string-value="3000007J@student.gla.ac.uk">
            <text:p>3000007J@student.gla.ac.uk</text:p>
          </table:table-cell>
          <table:table-cell office:value-type="string">
            <text:p>Password</text:p>
          </table:table-cell>
          <table:table-cell office:value-type="string">
            <text:p>Jacob</text:p>
          </table:table-cell>
          <table:table-cell office:value-type="string">
            <text:p>Wells</text:p>
          </table:table-cell>
          <table:table-cell office:value-type="float" office:value="3">
            <text:p>3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9];&quot;','&quot;;[.B9];&quot;','&quot;;[.C9];&quot;','&quot;;[.D9];&quot;','&quot;;[.E9];&quot;','&quot;;[.F9];&quot;','&quot;;[.G9];&quot;','&quot;;[.H9];&quot;','&quot;;[.I9];&quot;','&quot;;[.J9];&quot;');&quot;)" office:value-type="string" office:string-value="INSERT INTO Student (Matric,Username,Email,Password,Forename,Surname,Year,StaffId,Degree,Salt) VALUES ('3000007','3000007W','3000007J@student.gla.ac.uk','Password','Jacob','Wells','3','5498923','Computer Science','');">
            <text:p>INSERT INTO Student (Matric,Username,Email,Password,Forename,Surname,Year,StaffId,Degree,Salt) VALUES ('3000007','3000007W','3000007J@student.gla.ac.uk','Password','Jacob','Wells','3','5498923','Computer Science','');</text:p>
          </table:table-cell>
        </table:table-row>
        <table:table-row table:style-name="ro1">
          <table:table-cell office:value-type="float" office:value="3000008">
            <text:p>3000008</text:p>
          </table:table-cell>
          <table:table-cell table:formula="of:=CONCATENATE([.A10];MID([.F10];1;1))" office:value-type="string" office:string-value="3000008G">
            <text:p>3000008G</text:p>
          </table:table-cell>
          <table:table-cell table:formula="of:=CONCATENATE([.A10];MID([.E10];1;1); &quot;@student.gla.ac.uk&quot;)" office:value-type="string" office:string-value="3000008S@student.gla.ac.uk">
            <text:p>3000008S@student.gla.ac.uk</text:p>
          </table:table-cell>
          <table:table-cell office:value-type="string">
            <text:p>Password</text:p>
          </table:table-cell>
          <table:table-cell office:value-type="string">
            <text:p>Shak</text:p>
          </table:table-cell>
          <table:table-cell office:value-type="string">
            <text:p>Gains</text:p>
          </table:table-cell>
          <table:table-cell office:value-type="float" office:value="4">
            <text:p>4</text:p>
          </table:table-cell>
          <table:table-cell office:value-type="float" office:value="5462624">
            <text:p>5462624</text:p>
          </table:table-cell>
          <table:table-cell office:value-type="string">
            <text:p>English Literatur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0];&quot;','&quot;;[.B10];&quot;','&quot;;[.C10];&quot;','&quot;;[.D10];&quot;','&quot;;[.E10];&quot;','&quot;;[.F10];&quot;','&quot;;[.G10];&quot;','&quot;;[.H10];&quot;','&quot;;[.I10];&quot;','&quot;;[.J10];&quot;');&quot;)" office:value-type="string" office:string-value="INSERT INTO Student (Matric,Username,Email,Password,Forename,Surname,Year,StaffId,Degree,Salt) VALUES ('3000008','3000008G','3000008S@student.gla.ac.uk','Password','Shak','Gains','4','5462624','English Literature','');">
            <text:p>INSERT INTO Student (Matric,Username,Email,Password,Forename,Surname,Year,StaffId,Degree,Salt) VALUES ('3000008','3000008G','3000008S@student.gla.ac.uk','Password','Shak','Gains','4','5462624','English Literature','');</text:p>
          </table:table-cell>
        </table:table-row>
        <table:table-row table:style-name="ro1">
          <table:table-cell office:value-type="float" office:value="3000009">
            <text:p>3000009</text:p>
          </table:table-cell>
          <table:table-cell table:formula="of:=CONCATENATE([.A11];MID([.F11];1;1))" office:value-type="string" office:string-value="3000009S">
            <text:p>3000009S</text:p>
          </table:table-cell>
          <table:table-cell table:formula="of:=CONCATENATE([.A11];MID([.E11];1;1); &quot;@student.gla.ac.uk&quot;)" office:value-type="string" office:string-value="3000009M@student.gla.ac.uk">
            <text:p>3000009M@student.gla.ac.uk</text:p>
          </table:table-cell>
          <table:table-cell office:value-type="string">
            <text:p>Password</text:p>
          </table:table-cell>
          <table:table-cell office:value-type="string">
            <text:p>Mohammed</text:p>
          </table:table-cell>
          <table:table-cell office:value-type="string">
            <text:p>Sharik</text:p>
          </table:table-cell>
          <table:table-cell office:value-type="float" office:value="5">
            <text:p>5</text:p>
          </table:table-cell>
          <table:table-cell office:value-type="float" office:value="5498923">
            <text:p>5498923</text:p>
          </table:table-cell>
          <table:table-cell office:value-type="string">
            <text:p>Computer Science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1];&quot;','&quot;;[.B11];&quot;','&quot;;[.C11];&quot;','&quot;;[.D11];&quot;','&quot;;[.E11];&quot;','&quot;;[.F11];&quot;','&quot;;[.G11];&quot;','&quot;;[.H11];&quot;','&quot;;[.I11];&quot;','&quot;;[.J11];&quot;');&quot;)" office:value-type="string" office:string-value="INSERT INTO Student (Matric,Username,Email,Password,Forename,Surname,Year,StaffId,Degree,Salt) VALUES ('3000009','3000009S','3000009M@student.gla.ac.uk','Password','Mohammed','Sharik','5','5498923','Computer Science','');">
            <text:p>INSERT INTO Student (Matric,Username,Email,Password,Forename,Surname,Year,StaffId,Degree,Salt) VALUES ('3000009','3000009S','3000009M@student.gla.ac.uk','Password','Mohammed','Sharik','5','5498923','Computer Science','');</text:p>
          </table:table-cell>
        </table:table-row>
        <table:table-row table:style-name="ro1">
          <table:table-cell office:value-type="float" office:value="3000010">
            <text:p>3000010</text:p>
          </table:table-cell>
          <table:table-cell table:formula="of:=CONCATENATE([.A12];MID([.F12];1;1))" office:value-type="string" office:string-value="3000010A">
            <text:p>3000010A</text:p>
          </table:table-cell>
          <table:table-cell table:formula="of:=CONCATENATE([.A12];MID([.E12];1;1); &quot;@student.gla.ac.uk&quot;)" office:value-type="string" office:string-value="3000010B@student.gla.ac.uk">
            <text:p>3000010B@student.gla.ac.uk</text:p>
          </table:table-cell>
          <table:table-cell office:value-type="string">
            <text:p>Password</text:p>
          </table:table-cell>
          <table:table-cell office:value-type="string">
            <text:p>Benôit</text:p>
          </table:table-cell>
          <table:table-cell office:value-type="string">
            <text:p>Ashdown</text:p>
          </table:table-cell>
          <table:table-cell office:value-type="float" office:value="4">
            <text:p>4</text:p>
          </table:table-cell>
          <table:table-cell office:value-type="float" office:value="6829432">
            <text:p>6829432</text:p>
          </table:table-cell>
          <table:table-cell office:value-type="string">
            <text:p>Music</text:p>
          </table:table-cell>
          <table:table-cell/>
          <table:table-cell table:number-columns-repeated="2"/>
          <table:table-cell table:formula="of:=CONCATENATE(&quot;INSERT INTO &quot;;[.$A$1];&quot; (&quot;;[.$A$2];&quot;,&quot;;[.$B$2];&quot;,&quot;;[.$C$2];&quot;,&quot;;[.$D$2];&quot;,&quot;;[.$E$2];&quot;,&quot;;[.$F$2];&quot;,&quot;;[.$G$2];&quot;,&quot;;[.$H$2];&quot;,&quot;;[.$I$2];&quot;,&quot;;[.$J$2];&quot;) VALUES ('&quot;;[.A12];&quot;','&quot;;[.B12];&quot;','&quot;;[.C12];&quot;','&quot;;[.D12];&quot;','&quot;;[.E12];&quot;','&quot;;[.F12];&quot;','&quot;;[.G12];&quot;','&quot;;[.H12];&quot;','&quot;;[.I12];&quot;','&quot;;[.J12];&quot;');&quot;)" office:value-type="string" office:string-value="INSERT INTO Student (Matric,Username,Email,Password,Forename,Surname,Year,StaffId,Degree,Salt) VALUES ('3000010','3000010A','3000010B@student.gla.ac.uk','Password','Benôit','Ashdown','4','6829432','Music','');">
            <text:p>INSERT INTO Student (Matric,Username,Email,Password,Forename,Surname,Year,StaffId,Degree,Salt) VALUES ('3000010','3000010A','3000010B@student.gla.ac.uk','Password','Benôit','Ashdown','4','6829432','Music','');</text:p>
          </table:table-cell>
        </table:table-row>
      </table:table>
      <table:table table:name="Staff" table:style-name="ta1" table:print="false"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5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Staff</text:p>
          </table:table-cell>
          <table:table-cell table:number-columns-repeated="9"/>
        </table:table-row>
        <table:table-row table:style-name="ro1">
          <table:table-cell office:value-type="string">
            <text:p>StaffId</text:p>
          </table:table-cell>
          <table:table-cell office:value-type="string">
            <text:p>Forename</text:p>
          </table:table-cell>
          <table:table-cell office:value-type="string">
            <text:p>Surname</text:p>
          </table:table-cell>
          <table:table-cell office:value-type="string">
            <text:p>Email</text:p>
          </table:table-cell>
          <table:table-cell office:value-type="string">
            <text:p>Password</text:p>
          </table:table-cell>
          <table:table-cell office:value-type="string">
            <text:p>Salt</text:p>
          </table:table-cell>
          <table:table-cell office:value-type="string">
            <text:p>Username</text:p>
          </table:table-cell>
          <table:table-cell office:value-type="string">
            <text:p>School</text:p>
          </table:table-cell>
          <table:table-cell table:number-columns-repeated="2"/>
        </table:table-row>
        <table:table-row table:style-name="ro1">
          <table:table-cell office:value-type="float" office:value="3423432">
            <text:p>3423432</text:p>
          </table:table-cell>
          <table:table-cell office:value-type="string">
            <text:p>William</text:p>
          </table:table-cell>
          <table:table-cell office:value-type="string">
            <text:p>Kane</text:p>
          </table:table-cell>
          <table:table-cell table:formula="of:=CONCATENATE([.B3];&quot;.&quot;;[.C3];&quot;@glasgow.ac.uk&quot;)" office:value-type="string" office:string-value="William.Kane@glasgow.ac.uk">
            <text:p>William.Kane@glasgow.ac.uk</text:p>
          </table:table-cell>
          <table:table-cell office:value-type="string">
            <text:p>Password</text:p>
          </table:table-cell>
          <table:table-cell/>
          <table:table-cell table:formula="of:=CONCATENATE([.A3];MID([.C3];1;1))" office:value-type="string" office:string-value="3423432K">
            <text:p>3423432K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3];&quot;','&quot;;[.B3];&quot;','&quot;;[.C3];&quot;','&quot;;[.D3];&quot;','&quot;;[.E3];&quot;','&quot;;[.G3];&quot;','&quot;;[.H3];&quot;');&quot;)" office:value-type="string" office:string-value="INSERT INTO Staff (StaffId,Forename,Surname,Email,Password,Username,School) VALUES ('3423432','William','Kane','William.Kane@glasgow.ac.uk','Password','3423432K','Engineering');">
            <text:p>INSERT INTO Staff (StaffId,Forename,Surname,Email,Password,Username,School) VALUES ('3423432','William','Kane','William.Kane@glasgow.ac.uk','Password','3423432K','Engineering');</text:p>
          </table:table-cell>
        </table:table-row>
        <table:table-row table:style-name="ro1">
          <table:table-cell office:value-type="float" office:value="5498923">
            <text:p>5498923</text:p>
          </table:table-cell>
          <table:table-cell office:value-type="string">
            <text:p>Nicola</text:p>
          </table:table-cell>
          <table:table-cell office:value-type="string">
            <text:p>Tracy</text:p>
          </table:table-cell>
          <table:table-cell table:formula="of:=CONCATENATE([.B4];&quot;.&quot;;[.C4];&quot;@glasgow.ac.uk&quot;)" office:value-type="string" office:string-value="Nicola.Tracy@glasgow.ac.uk">
            <text:p>Nicola.Tracy@glasgow.ac.uk</text:p>
          </table:table-cell>
          <table:table-cell office:value-type="string">
            <text:p>Password</text:p>
          </table:table-cell>
          <table:table-cell/>
          <table:table-cell table:formula="of:=CONCATENATE([.A4];MID([.C4];1;1))" office:value-type="string" office:string-value="5498923T">
            <text:p>5498923T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4];&quot;','&quot;;[.B4];&quot;','&quot;;[.C4];&quot;','&quot;;[.D4];&quot;','&quot;;[.E4];&quot;','&quot;;[.G4];&quot;','&quot;;[.H4];&quot;');&quot;)" office:value-type="string" office:string-value="INSERT INTO Staff (StaffId,Forename,Surname,Email,Password,Username,School) VALUES ('5498923','Nicola','Tracy','Nicola.Tracy@glasgow.ac.uk','Password','5498923T','Computing Science');">
            <text:p>INSERT INTO Staff (StaffId,Forename,Surname,Email,Password,Username,School) VALUES ('5498923','Nicola','Tracy','Nicola.Tracy@glasgow.ac.uk','Password','5498923T','Computing Science');</text:p>
          </table:table-cell>
        </table:table-row>
        <table:table-row table:style-name="ro1">
          <table:table-cell office:value-type="float" office:value="6829432">
            <text:p>6829432</text:p>
          </table:table-cell>
          <table:table-cell office:value-type="string">
            <text:p>Suzanne</text:p>
          </table:table-cell>
          <table:table-cell office:value-type="string">
            <text:p>Kerns</text:p>
          </table:table-cell>
          <table:table-cell table:formula="of:=CONCATENATE([.B5];&quot;.&quot;;[.C5];&quot;@glasgow.ac.uk&quot;)" office:value-type="string" office:string-value="Suzanne.Kerns@glasgow.ac.uk">
            <text:p>Suzanne.Kerns@glasgow.ac.uk</text:p>
          </table:table-cell>
          <table:table-cell office:value-type="string">
            <text:p>Password</text:p>
          </table:table-cell>
          <table:table-cell/>
          <table:table-cell table:formula="of:=CONCATENATE([.A5];MID([.C5];1;1))" office:value-type="string" office:string-value="6829432K">
            <text:p>6829432K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5];&quot;','&quot;;[.B5];&quot;','&quot;;[.C5];&quot;','&quot;;[.D5];&quot;','&quot;;[.E5];&quot;','&quot;;[.G5];&quot;','&quot;;[.H5];&quot;');&quot;)" office:value-type="string" office:string-value="INSERT INTO Staff (StaffId,Forename,Surname,Email,Password,Username,School) VALUES ('6829432','Suzanne','Kerns','Suzanne.Kerns@glasgow.ac.uk','Password','6829432K','Culture and Creative Arts');">
            <text:p>INSERT INTO Staff (StaffId,Forename,Surname,Email,Password,Username,School) VALUES ('6829432','Suzanne','Kerns','Suzanne.Kerns@glasgow.ac.uk','Password','6829432K','Culture and Creative Arts');</text:p>
          </table:table-cell>
        </table:table-row>
        <table:table-row table:style-name="ro1">
          <table:table-cell office:value-type="float" office:value="5462624">
            <text:p>5462624</text:p>
          </table:table-cell>
          <table:table-cell office:value-type="string">
            <text:p>John</text:p>
          </table:table-cell>
          <table:table-cell office:value-type="string">
            <text:p>Ashton</text:p>
          </table:table-cell>
          <table:table-cell table:formula="of:=CONCATENATE([.B6];&quot;.&quot;;[.C6];&quot;@glasgow.ac.uk&quot;)" office:value-type="string" office:string-value="John.Ashton@glasgow.ac.uk">
            <text:p>John.Ashton@glasgow.ac.uk</text:p>
          </table:table-cell>
          <table:table-cell office:value-type="string">
            <text:p>Password</text:p>
          </table:table-cell>
          <table:table-cell/>
          <table:table-cell table:formula="of:=CONCATENATE([.A6];MID([.C6];1;1))" office:value-type="string" office:string-value="5462624A">
            <text:p>5462624A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6];&quot;','&quot;;[.B6];&quot;','&quot;;[.C6];&quot;','&quot;;[.D6];&quot;','&quot;;[.E6];&quot;','&quot;;[.G6];&quot;','&quot;;[.H6];&quot;');&quot;)" office:value-type="string" office:string-value="INSERT INTO Staff (StaffId,Forename,Surname,Email,Password,Username,School) VALUES ('5462624','John','Ashton','John.Ashton@glasgow.ac.uk','Password','5462624A','Critical Studies');">
            <text:p>INSERT INTO Staff (StaffId,Forename,Surname,Email,Password,Username,School) VALUES ('5462624','John','Ashton','John.Ashton@glasgow.ac.uk','Password','5462624A','Critical Studies');</text:p>
          </table:table-cell>
        </table:table-row>
        <table:table-row table:style-name="ro1">
          <table:table-cell office:value-type="float" office:value="9023403">
            <text:p>9023403</text:p>
          </table:table-cell>
          <table:table-cell office:value-type="string">
            <text:p>Bernard</text:p>
          </table:table-cell>
          <table:table-cell office:value-type="string">
            <text:p>Yolk</text:p>
          </table:table-cell>
          <table:table-cell table:formula="of:=CONCATENATE([.B7];&quot;.&quot;;[.C7];&quot;@glasgow.ac.uk&quot;)" office:value-type="string" office:string-value="Bernard.Yolk@glasgow.ac.uk">
            <text:p>Bernard.Yolk@glasgow.ac.uk</text:p>
          </table:table-cell>
          <table:table-cell office:value-type="string">
            <text:p>Password</text:p>
          </table:table-cell>
          <table:table-cell/>
          <table:table-cell table:formula="of:=CONCATENATE([.A7];MID([.C7];1;1))" office:value-type="string" office:string-value="9023403Y">
            <text:p>9023403Y</text:p>
          </table:table-cell>
          <table:table-cell office:value-type="string">
            <text:p>Engineering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7];&quot;','&quot;;[.B7];&quot;','&quot;;[.C7];&quot;','&quot;;[.D7];&quot;','&quot;;[.E7];&quot;','&quot;;[.G7];&quot;','&quot;;[.H7];&quot;');&quot;)" office:value-type="string" office:string-value="INSERT INTO Staff (StaffId,Forename,Surname,Email,Password,Username,School) VALUES ('9023403','Bernard','Yolk','Bernard.Yolk@glasgow.ac.uk','Password','9023403Y','Engineering');">
            <text:p>INSERT INTO Staff (StaffId,Forename,Surname,Email,Password,Username,School) VALUES ('9023403','Bernard','Yolk','Bernard.Yolk@glasgow.ac.uk','Password','9023403Y','Engineering');</text:p>
          </table:table-cell>
        </table:table-row>
        <table:table-row table:style-name="ro1">
          <table:table-cell office:value-type="float" office:value="3435232">
            <text:p>3435232</text:p>
          </table:table-cell>
          <table:table-cell office:value-type="string">
            <text:p>James</text:p>
          </table:table-cell>
          <table:table-cell office:value-type="string">
            <text:p>Read</text:p>
          </table:table-cell>
          <table:table-cell table:formula="of:=CONCATENATE([.B8];&quot;.&quot;;[.C8];&quot;@glasgow.ac.uk&quot;)" office:value-type="string" office:string-value="James.Read@glasgow.ac.uk">
            <text:p>James.Read@glasgow.ac.uk</text:p>
          </table:table-cell>
          <table:table-cell office:value-type="string">
            <text:p>Password</text:p>
          </table:table-cell>
          <table:table-cell/>
          <table:table-cell table:formula="of:=CONCATENATE([.A8];MID([.C8];1;1))" office:value-type="string" office:string-value="3435232R">
            <text:p>3435232R</text:p>
          </table:table-cell>
          <table:table-cell office:value-type="string">
            <text:p>Computing Science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8];&quot;','&quot;;[.B8];&quot;','&quot;;[.C8];&quot;','&quot;;[.D8];&quot;','&quot;;[.E8];&quot;','&quot;;[.G8];&quot;','&quot;;[.H8];&quot;');&quot;)" office:value-type="string" office:string-value="INSERT INTO Staff (StaffId,Forename,Surname,Email,Password,Username,School) VALUES ('3435232','James','Read','James.Read@glasgow.ac.uk','Password','3435232R','Computing Science');">
            <text:p>INSERT INTO Staff (StaffId,Forename,Surname,Email,Password,Username,School) VALUES ('3435232','James','Read','James.Read@glasgow.ac.uk','Password','3435232R','Computing Science');</text:p>
          </table:table-cell>
        </table:table-row>
        <table:table-row table:style-name="ro1">
          <table:table-cell office:value-type="float" office:value="4533531">
            <text:p>4533531</text:p>
          </table:table-cell>
          <table:table-cell office:value-type="string">
            <text:p>Robert</text:p>
          </table:table-cell>
          <table:table-cell office:value-type="string">
            <text:p>Silk</text:p>
          </table:table-cell>
          <table:table-cell table:formula="of:=CONCATENATE([.B9];&quot;.&quot;;[.C9];&quot;@glasgow.ac.uk&quot;)" office:value-type="string" office:string-value="Robert.Silk@glasgow.ac.uk">
            <text:p>Robert.Silk@glasgow.ac.uk</text:p>
          </table:table-cell>
          <table:table-cell office:value-type="string">
            <text:p>Password</text:p>
          </table:table-cell>
          <table:table-cell/>
          <table:table-cell table:formula="of:=CONCATENATE([.A9];MID([.C9];1;1))" office:value-type="string" office:string-value="4533531S">
            <text:p>4533531S</text:p>
          </table:table-cell>
          <table:table-cell office:value-type="string">
            <text:p>Culture and Creative Art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9];&quot;','&quot;;[.B9];&quot;','&quot;;[.C9];&quot;','&quot;;[.D9];&quot;','&quot;;[.E9];&quot;','&quot;;[.G9];&quot;','&quot;;[.H9];&quot;');&quot;)" office:value-type="string" office:string-value="INSERT INTO Staff (StaffId,Forename,Surname,Email,Password,Username,School) VALUES ('4533531','Robert','Silk','Robert.Silk@glasgow.ac.uk','Password','4533531S','Culture and Creative Arts');">
            <text:p>INSERT INTO Staff (StaffId,Forename,Surname,Email,Password,Username,School) VALUES ('4533531','Robert','Silk','Robert.Silk@glasgow.ac.uk','Password','4533531S','Culture and Creative Arts');</text:p>
          </table:table-cell>
        </table:table-row>
        <table:table-row table:style-name="ro1">
          <table:table-cell office:value-type="float" office:value="5345331">
            <text:p>5345331</text:p>
          </table:table-cell>
          <table:table-cell office:value-type="string">
            <text:p>Theodore</text:p>
          </table:table-cell>
          <table:table-cell office:value-type="string">
            <text:p>Edwards</text:p>
          </table:table-cell>
          <table:table-cell table:formula="of:=CONCATENATE([.B10];&quot;.&quot;;[.C10];&quot;@glasgow.ac.uk&quot;)" office:value-type="string" office:string-value="Theodore.Edwards@glasgow.ac.uk">
            <text:p>Theodore.Edwards@glasgow.ac.uk</text:p>
          </table:table-cell>
          <table:table-cell office:value-type="string">
            <text:p>Password</text:p>
          </table:table-cell>
          <table:table-cell/>
          <table:table-cell table:formula="of:=CONCATENATE([.A10];MID([.C10];1;1))" office:value-type="string" office:string-value="5345331E">
            <text:p>5345331E</text:p>
          </table:table-cell>
          <table:table-cell office:value-type="string">
            <text:p>Critical Studies</text:p>
          </table:table-cell>
          <table:table-cell/>
          <table:table-cell table:formula="of:=CONCATENATE(&quot;INSERT INTO &quot;;[.$A$1];&quot; (&quot;;[.$A$2];&quot;,&quot;;[.$B$2];&quot;,&quot;;[.$C$2];&quot;,&quot;;[.$D$2];&quot;,&quot;;[.$E$2];&quot;,&quot;;[.$G$2];&quot;,&quot;;[.$H$2];&quot;) VALUES ('&quot;;[.A10];&quot;','&quot;;[.B10];&quot;','&quot;;[.C10];&quot;','&quot;;[.D10];&quot;','&quot;;[.E10];&quot;','&quot;;[.G10];&quot;','&quot;;[.H10];&quot;');&quot;)" office:value-type="string" office:string-value="INSERT INTO Staff (StaffId,Forename,Surname,Email,Password,Username,School) VALUES ('5345331','Theodore','Edwards','Theodore.Edwards@glasgow.ac.uk','Password','5345331E','Critical Studies');">
            <text:p>INSERT INTO Staff (StaffId,Forename,Surname,Email,Password,Username,School) VALUES ('5345331','Theodore','Edwards','Theodore.Edwards@glasgow.ac.uk','Password','5345331E','Critical Studies');</text:p>
          </table:table-cell>
        </table:table-row>
      </table:table>
      <table:table table:name="StudentHasCours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StudentHasCourse</text:p>
          </table:table-cell>
          <table:table-cell table:number-columns-repeated="6"/>
        </table:table-row>
        <table:table-row table:style-name="ro1">
          <table:table-cell office:value-type="string">
            <text:p>StudentHasCourseId</text:p>
          </table:table-cell>
          <table:table-cell office:value-type="string">
            <text:p>Matric</text:p>
          </table:table-cell>
          <table:table-cell office:value-type="string">
            <text:p>CourseId</text:p>
          </table:table-cell>
          <table:table-cell office:value-type="string">
            <text:p>Grade</text:p>
          </table:table-cell>
          <table:table-cell office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00001">
            <text:p>3000001</text:p>
          </table:table-cell>
          <table:table-cell office:value-type="string">
            <text:p>ENGLANG3012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3];&quot;','&quot;;[.B3];&quot;','&quot;;[.C3];;&quot;','&quot;;[.D3];&quot;','&quot;;[.E3];&quot;');&quot;)" office:value-type="string" office:string-value="INSERT INTO StudentHasCourse (StudentHasCourseId,Matric,CourseId,Grade,Status) VALUES ('1','3000001','ENGLANG3012','B1','Completed');">
            <text:p>INSERT INTO StudentHasCourse (StudentHasCourseId,Matric,CourseId,Grade,Status) VALUES ('1','3000001','ENGLANG3012','B1','Completed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0002">
            <text:p>3000002</text:p>
          </table:table-cell>
          <table:table-cell office:value-type="string">
            <text:p>Compsci2436</text:p>
          </table:table-cell>
          <table:table-cell office:value-type="string">
            <text:p>A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4];&quot;','&quot;;[.B4];&quot;','&quot;;[.C4];;&quot;','&quot;;[.D4];&quot;','&quot;;[.E4];&quot;');&quot;)" office:value-type="string" office:string-value="INSERT INTO StudentHasCourse (StudentHasCourseId,Matric,CourseId,Grade,Status) VALUES ('2','3000002','Compsci2436','A2','Completed');">
            <text:p>INSERT INTO StudentHasCourse (StudentHasCourseId,Matric,CourseId,Grade,Status) VALUES ('2','3000002','Compsci2436','A2','Completed')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00003">
            <text:p>3000003</text:p>
          </table:table-cell>
          <table:table-cell office:value-type="string">
            <text:p>ENG4425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5];&quot;','&quot;;[.B5];&quot;','&quot;;[.C5];;&quot;','&quot;;[.D5];&quot;','&quot;;[.E5];&quot;');&quot;)" office:value-type="string" office:string-value="INSERT INTO StudentHasCourse (StudentHasCourseId,Matric,CourseId,Grade,Status) VALUES ('3','3000003','ENG4425','D3','Completed');">
            <text:p>INSERT INTO StudentHasCourse (StudentHasCourseId,Matric,CourseId,Grade,Status) VALUES ('3','3000003','ENG4425','D3','Completed')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00004">
            <text:p>3000004</text:p>
          </table:table-cell>
          <table:table-cell office:value-type="string">
            <text:p>ENG4425</text:p>
          </table:table-cell>
          <table:table-cell office:value-type="string">
            <text:p>C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6];&quot;','&quot;;[.B6];&quot;','&quot;;[.C6];;&quot;','&quot;;[.D6];&quot;','&quot;;[.E6];&quot;');&quot;)" office:value-type="string" office:string-value="INSERT INTO StudentHasCourse (StudentHasCourseId,Matric,CourseId,Grade,Status) VALUES ('4','3000004','ENG4425','C2','Completed');">
            <text:p>INSERT INTO StudentHasCourse (StudentHasCourseId,Matric,CourseId,Grade,Status) VALUES ('4','3000004','ENG4425','C2','Completed')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0005">
            <text:p>3000005</text:p>
          </table:table-cell>
          <table:table-cell office:value-type="string">
            <text:p>MUSIC1323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7];&quot;','&quot;;[.B7];&quot;','&quot;;[.C7];;&quot;','&quot;;[.D7];&quot;','&quot;;[.E7];&quot;');&quot;)" office:value-type="string" office:string-value="INSERT INTO StudentHasCourse (StudentHasCourseId,Matric,CourseId,Grade,Status) VALUES ('5','3000005','MUSIC1323','B2','Completed');">
            <text:p>INSERT INTO StudentHasCourse (StudentHasCourseId,Matric,CourseId,Grade,Status) VALUES ('5','3000005','MUSIC1323','B2','Completed')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0006">
            <text:p>3000006</text:p>
          </table:table-cell>
          <table:table-cell office:value-type="string">
            <text:p>ENGLANG3012</text:p>
          </table:table-cell>
          <table:table-cell office:value-type="string">
            <text:p>A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8];&quot;','&quot;;[.B8];&quot;','&quot;;[.C8];;&quot;','&quot;;[.D8];&quot;','&quot;;[.E8];&quot;');&quot;)" office:value-type="string" office:string-value="INSERT INTO StudentHasCourse (StudentHasCourseId,Matric,CourseId,Grade,Status) VALUES ('6','3000006','ENGLANG3012','A3','Completed');">
            <text:p>INSERT INTO StudentHasCourse (StudentHasCourseId,Matric,CourseId,Grade,Status) VALUES ('6','3000006','ENGLANG3012','A3','Completed')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00007">
            <text:p>3000007</text:p>
          </table:table-cell>
          <table:table-cell office:value-type="string">
            <text:p>Compsci2436</text:p>
          </table:table-cell>
          <table:table-cell office:value-type="string">
            <text:p>D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9];&quot;','&quot;;[.B9];&quot;','&quot;;[.C9];;&quot;','&quot;;[.D9];&quot;','&quot;;[.E9];&quot;');&quot;)" office:value-type="string" office:string-value="INSERT INTO StudentHasCourse (StudentHasCourseId,Matric,CourseId,Grade,Status) VALUES ('7','3000007','Compsci2436','D3','Completed');">
            <text:p>INSERT INTO StudentHasCourse (StudentHasCourseId,Matric,CourseId,Grade,Status) VALUES ('7','3000007','Compsci2436','D3','Completed')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00008">
            <text:p>3000008</text:p>
          </table:table-cell>
          <table:table-cell office:value-type="string">
            <text:p>ENGLANG3012</text:p>
          </table:table-cell>
          <table:table-cell office:value-type="string">
            <text:p>C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0];&quot;','&quot;;[.B10];&quot;','&quot;;[.C10];;&quot;','&quot;;[.D10];&quot;','&quot;;[.E10];&quot;');&quot;)" office:value-type="string" office:string-value="INSERT INTO StudentHasCourse (StudentHasCourseId,Matric,CourseId,Grade,Status) VALUES ('8','3000008','ENGLANG3012','C3','Completed');">
            <text:p>INSERT INTO StudentHasCourse (StudentHasCourseId,Matric,CourseId,Grade,Status) VALUES ('8','3000008','ENGLANG3012','C3','Completed')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00009">
            <text:p>3000009</text:p>
          </table:table-cell>
          <table:table-cell office:value-type="string">
            <text:p>Compsci2436</text:p>
          </table:table-cell>
          <table:table-cell office:value-type="string">
            <text:p>B3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1];&quot;','&quot;;[.B11];&quot;','&quot;;[.C11];;&quot;','&quot;;[.D11];&quot;','&quot;;[.E11];&quot;');&quot;)" office:value-type="string" office:string-value="INSERT INTO StudentHasCourse (StudentHasCourseId,Matric,CourseId,Grade,Status) VALUES ('9','3000009','Compsci2436','B3','Completed');">
            <text:p>INSERT INTO StudentHasCourse (StudentHasCourseId,Matric,CourseId,Grade,Status) VALUES ('9','3000009','Compsci2436','B3','Completed')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0010">
            <text:p>3000010</text:p>
          </table:table-cell>
          <table:table-cell office:value-type="string">
            <text:p>MUSIC1323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2];&quot;','&quot;;[.B12];&quot;','&quot;;[.C12];;&quot;','&quot;;[.D12];&quot;','&quot;;[.E12];&quot;');&quot;)" office:value-type="string" office:string-value="INSERT INTO StudentHasCourse (StudentHasCourseId,Matric,CourseId,Grade,Status) VALUES ('10','3000010','MUSIC1323','A4','Completed');">
            <text:p>INSERT INTO StudentHasCourse (StudentHasCourseId,Matric,CourseId,Grade,Status) VALUES ('10','3000010','MUSIC1323','A4','Completed')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00001">
            <text:p>3000001</text:p>
          </table:table-cell>
          <table:table-cell office:value-type="string">
            <text:p>ENGLANG3014</text:p>
          </table:table-cell>
          <table:table-cell office:value-type="string">
            <text:p>B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3];&quot;','&quot;;[.B13];&quot;','&quot;;[.C13];;&quot;','&quot;;[.D13];&quot;','&quot;;[.E13];&quot;');&quot;)" office:value-type="string" office:string-value="INSERT INTO StudentHasCourse (StudentHasCourseId,Matric,CourseId,Grade,Status) VALUES ('11','3000001','ENGLANG3014','B2','Completed');">
            <text:p>INSERT INTO StudentHasCourse (StudentHasCourseId,Matric,CourseId,Grade,Status) VALUES ('11','3000001','ENGLANG3014','B2','Completed')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0002">
            <text:p>3000002</text:p>
          </table:table-cell>
          <table:table-cell office:value-type="string">
            <text:p>Compsci2438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4];&quot;','&quot;;[.B14];&quot;','&quot;;[.C14];;&quot;','&quot;;[.D14];&quot;','&quot;;[.E14];&quot;');&quot;)" office:value-type="string" office:string-value="INSERT INTO StudentHasCourse (StudentHasCourseId,Matric,CourseId,Grade,Status) VALUES ('12','3000002','Compsci2438','','Uncompleted');">
            <text:p>INSERT INTO StudentHasCourse (StudentHasCourseId,Matric,CourseId,Grade,Status) VALUES ('12','3000002','Compsci2438','','Uncompleted')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00003">
            <text:p>3000003</text:p>
          </table:table-cell>
          <table:table-cell office:value-type="string">
            <text:p>ENG4427</text:p>
          </table:table-cell>
          <table:table-cell/>
          <table:table-cell office:value-type="string">
            <text:p>Un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5];&quot;','&quot;;[.B15];&quot;','&quot;;[.C15];;&quot;','&quot;;[.D15];&quot;','&quot;;[.E15];&quot;');&quot;)" office:value-type="string" office:string-value="INSERT INTO StudentHasCourse (StudentHasCourseId,Matric,CourseId,Grade,Status) VALUES ('13','3000003','ENG4427','','Uncompleted');">
            <text:p>INSERT INTO StudentHasCourse (StudentHasCourseId,Matric,CourseId,Grade,Status) VALUES ('13','3000003','ENG4427','','Uncompleted')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00004">
            <text:p>3000004</text:p>
          </table:table-cell>
          <table:table-cell office:value-type="string">
            <text:p>Compsci2438</text:p>
          </table:table-cell>
          <table:table-cell office:value-type="string">
            <text:p>A5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6];&quot;','&quot;;[.B16];&quot;','&quot;;[.C16];;&quot;','&quot;;[.D16];&quot;','&quot;;[.E16];&quot;');&quot;)" office:value-type="string" office:string-value="INSERT INTO StudentHasCourse (StudentHasCourseId,Matric,CourseId,Grade,Status) VALUES ('14','3000004','Compsci2438','A5','Completed');">
            <text:p>INSERT INTO StudentHasCourse (StudentHasCourseId,Matric,CourseId,Grade,Status) VALUES ('14','3000004','Compsci2438','A5','Completed')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5">
            <text:p>3000005</text:p>
          </table:table-cell>
          <table:table-cell office:value-type="string">
            <text:p>MUSIC1325</text:p>
          </table:table-cell>
          <table:table-cell office:value-type="string">
            <text:p>D2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7];&quot;','&quot;;[.B17];&quot;','&quot;;[.C17];;&quot;','&quot;;[.D17];&quot;','&quot;;[.E17];&quot;');&quot;)" office:value-type="string" office:string-value="INSERT INTO StudentHasCourse (StudentHasCourseId,Matric,CourseId,Grade,Status) VALUES ('15','3000005','MUSIC1325','D2','Completed');">
            <text:p>INSERT INTO StudentHasCourse (StudentHasCourseId,Matric,CourseId,Grade,Status) VALUES ('15','3000005','MUSIC1325','D2','Completed')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00006">
            <text:p>3000006</text:p>
          </table:table-cell>
          <table:table-cell office:value-type="string">
            <text:p>ENGLANG3014</text:p>
          </table:table-cell>
          <table:table-cell office:value-type="string">
            <text:p>C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8];&quot;','&quot;;[.B18];&quot;','&quot;;[.C18];;&quot;','&quot;;[.D18];&quot;','&quot;;[.E18];&quot;');&quot;)" office:value-type="string" office:string-value="INSERT INTO StudentHasCourse (StudentHasCourseId,Matric,CourseId,Grade,Status) VALUES ('16','3000006','ENGLANG3014','C1','Completed');">
            <text:p>INSERT INTO StudentHasCourse (StudentHasCourseId,Matric,CourseId,Grade,Status) VALUES ('16','3000006','ENGLANG3014','C1','Completed')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00007">
            <text:p>3000007</text:p>
          </table:table-cell>
          <table:table-cell office:value-type="string">
            <text:p>Compsci2438</text:p>
          </table:table-cell>
          <table:table-cell office:value-type="string">
            <text:p>B1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19];&quot;','&quot;;[.B19];&quot;','&quot;;[.C19];;&quot;','&quot;;[.D19];&quot;','&quot;;[.E19];&quot;');&quot;)" office:value-type="string" office:string-value="INSERT INTO StudentHasCourse (StudentHasCourseId,Matric,CourseId,Grade,Status) VALUES ('17','3000007','Compsci2438','B1','Completed');">
            <text:p>INSERT INTO StudentHasCourse (StudentHasCourseId,Matric,CourseId,Grade,Status) VALUES ('17','3000007','Compsci2438','B1','Completed')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00008">
            <text:p>3000008</text:p>
          </table:table-cell>
          <table:table-cell office:value-type="string">
            <text:p>ENGLANG3014</text:p>
          </table:table-cell>
          <table:table-cell office:value-type="string">
            <text:p>A4</text:p>
          </table:table-cell>
          <table:table-cell office:value-type="string">
            <text:p>Complet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0];&quot;','&quot;;[.B20];&quot;','&quot;;[.C20];;&quot;','&quot;;[.D20];&quot;','&quot;;[.E20];&quot;');&quot;)" office:value-type="string" office:string-value="INSERT INTO StudentHasCourse (StudentHasCourseId,Matric,CourseId,Grade,Status) VALUES ('18','3000008','ENGLANG3014','A4','Completed');">
            <text:p>INSERT INTO StudentHasCourse (StudentHasCourseId,Matric,CourseId,Grade,Status) VALUES ('18','3000008','ENGLANG3014','A4','Completed')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00009">
            <text:p>3000009</text:p>
          </table:table-cell>
          <table:table-cell office:value-type="string">
            <text:p>Compsci2438</text:p>
          </table:table-cell>
          <table:table-cell office:value-type="string">
            <text:p>G1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1];&quot;','&quot;;[.B21];&quot;','&quot;;[.C21];;&quot;','&quot;;[.D21];&quot;','&quot;;[.E21];&quot;');&quot;)" office:value-type="string" office:string-value="INSERT INTO StudentHasCourse (StudentHasCourseId,Matric,CourseId,Grade,Status) VALUES ('19','3000009','Compsci2438','G1','Failed');">
            <text:p>INSERT INTO StudentHasCourse (StudentHasCourseId,Matric,CourseId,Grade,Status) VALUES ('19','3000009','Compsci2438','G1','Failed')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0010">
            <text:p>3000010</text:p>
          </table:table-cell>
          <table:table-cell office:value-type="string">
            <text:p>MUSIC1325</text:p>
          </table:table-cell>
          <table:table-cell office:value-type="string">
            <text:p>E2</text:p>
          </table:table-cell>
          <table:table-cell office:value-type="string">
            <text:p>Failed</text:p>
          </table:table-cell>
          <table:table-cell/>
          <table:table-cell table:formula="of:=CONCATENATE(&quot;INSERT INTO &quot;;[.$A$1];&quot; (&quot;;[.$A$2];&quot;,&quot;;[.$B$2];&quot;,&quot;;[.$C$2];&quot;,&quot;;[.$D$2];&quot;,&quot;;[.$E$2];&quot;) VALUES ('&quot;;[.A22];&quot;','&quot;;[.B22];&quot;','&quot;;[.C22];;&quot;','&quot;;[.D22];&quot;','&quot;;[.E22];&quot;');&quot;)" office:value-type="string" office:string-value="INSERT INTO StudentHasCourse (StudentHasCourseId,Matric,CourseId,Grade,Status) VALUES ('20','3000010','MUSIC1325','E2','Failed');">
            <text:p>INSERT INTO StudentHasCourse (StudentHasCourseId,Matric,CourseId,Grade,Status) VALUES ('20','3000010','MUSIC1325','E2','Failed');</text:p>
          </table:table-cell>
        </table:table-row>
      </table:table>
      <table:table table:name="TeachingCommittee" table:style-name="ta1" table:print="false"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TeachingCommittee</text:p>
          </table:table-cell>
          <table:table-cell table:number-columns-repeated="2"/>
        </table:table-row>
        <table:table-row table:style-name="ro1">
          <table:table-cell office:value-type="string">
            <text:p>StaffId</text:p>
          </table:table-cell>
          <table:table-cell table:number-columns-repeated="2"/>
        </table:table-row>
        <table:table-row table:style-name="ro1">
          <table:table-cell office:value-type="float" office:value="9023403">
            <text:p>9023403</text:p>
          </table:table-cell>
          <table:table-cell/>
          <table:table-cell table:formula="of:=CONCATENATE(&quot;INSERT INTO &quot;;[.$A$1];&quot; (&quot;;[.$A$2];&quot;) VALUES ('&quot;;[.A3];&quot;');&quot;)" office:value-type="string" office:string-value="INSERT INTO TeachingCommittee (StaffId) VALUES ('9023403');">
            <text:p>INSERT INTO TeachingCommittee (StaffId) VALUES ('9023403');</text:p>
          </table:table-cell>
        </table:table-row>
        <table:table-row table:style-name="ro1">
          <table:table-cell office:value-type="float" office:value="3423432">
            <text:p>3423432</text:p>
          </table:table-cell>
          <table:table-cell/>
          <table:table-cell table:formula="of:=CONCATENATE(&quot;INSERT INTO &quot;;[.$A$1];&quot; (&quot;;[.$A$2];&quot;) VALUES ('&quot;;[.A4];&quot;');&quot;)" office:value-type="string" office:string-value="INSERT INTO TeachingCommittee (StaffId) VALUES ('3423432');">
            <text:p>INSERT INTO TeachingCommittee (StaffId) VALUES ('3423432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21/02/2014</text:date>, <text:time>16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3-11-06T18:51:11</meta:creation-date>
    <dc:date>2014-02-21T16:24:32</dc:date>
    <dc:creator>Joshua Marks</dc:creator>
    <meta:editing-duration>P11DT5H39M2S</meta:editing-duration>
    <meta:editing-cycles>22</meta:editing-cycles>
    <meta:generator>OpenOffice/4.0.0$Unix OpenOffice.org_project/400m3$Build-9702</meta:generator>
    <meta:document-statistic meta:table-count="12" meta:cell-count="564" meta:object-count="0"/>
    <meta:user-defined meta:name=""/>
  </office:meta>
</office:document-meta>
</file>